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0B9E1E1F190D3C6F.png" manifest:media-type="image/png"/>
  <manifest:file-entry manifest:full-path="Object 1/Pictures/1000000000000008000000080CFD274D70BEBD4B.png" manifest:media-type="image/png"/>
  <manifest:file-entry manifest:full-path="Object 1/Pictures/100000000000000800000008977622DD0A168C32.png" manifest:media-type="image/png"/>
  <manifest:file-entry manifest:full-path="Object 1/Pictures/1000000000000008000000084731121D824C0DF1.png" manifest:media-type="image/png"/>
  <manifest:file-entry manifest:full-path="Object 1/Pictures/10000000000000080000000894642C6FA7144733.png" manifest:media-type="image/png"/>
  <manifest:file-entry manifest:full-path="Object 1/Pictures/100000000000000800000008028815B648AB1B51.png" manifest:media-type="image/png"/>
  <manifest:file-entry manifest:full-path="Object 1/Pictures/1000000000000008000000087E6FD3C1D8C58AC2.png" manifest:media-type="image/png"/>
  <manifest:file-entry manifest:full-path="Object 1/Pictures/100000000000000800000008EB101E9BB0BDB5C7.png" manifest:media-type="image/png"/>
  <manifest:file-entry manifest:full-path="Object 1/Pictures/10000000000000080000000853F6C41F1673997D.png" manifest:media-type="image/png"/>
  <manifest:file-entry manifest:full-path="Object 1/Pictures/10000000000000080000000887290CE3DD3DC84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378in" svg:height="6.7882in" svg:x="13.0976in" svg:y="2.0445in">
            <draw:object draw:notify-on-update-of-ranges="test.K3:test.K23 test.E3:test.E3 test.I3:test.I24 test.E25:test.E25 test.I25:test.I46 test.E47:test.E47 test.I47:test.I83 test.E84:test.E84 test.I84:test.I104 test.E106:test.E106 test.I106:test.I109 test.E111:test.E111 test.I111:test.I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table:style-name="ce2"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26.1" calcext:value-type="float">
            <text:p>26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8G-3200-22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7</text:p>
          </table:table-cell>
          <table:table-cell office:value-type="float" office:value="48.95" calcext:value-type="float">
            <text:p>49.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ATA No prefetch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27" calcext:value-type="float">
            <text:p>27</text:p>
          </table:table-cell>
          <table:table-cell table:style-name="ce1" table:formula="of:=[.G4]/100" office:value-type="percentage" office:value="0.0002" calcext:value-type="percentage">
            <text:p>0.02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6.5" calcext:value-type="float">
            <text:p>46.5</text:p>
          </table:table-cell>
          <table:table-cell table:style-name="Default" office:value-type="float" office:value="30.7" calcext:value-type="float">
            <text:p>3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33.07" calcext:value-type="float">
            <text:p>33.07</text:p>
          </table:table-cell>
          <table:table-cell table:style-name="Default" office:value-type="float" office:value="34.2" calcext:value-type="float">
            <text:p>34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34.8" calcext:value-type="float">
            <text:p>34.8</text:p>
          </table:table-cell>
          <table:table-cell table:style-name="ce1"/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8.91" calcext:value-type="float">
            <text:p>28.91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</text:p>
          </table:table-cell>
          <table:table-cell office:value-type="float" office:value="27.59" calcext:value-type="float">
            <text:p>27.6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SATA Full prefetch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6.37" calcext:value-type="float">
            <text:p>26.37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38" calcext:value-type="float">
            <text:p>27.38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35" calcext:value-type="float">
            <text:p>3.35</text:p>
          </table:table-cell>
          <table:table-cell table:style-name="Default" office:value-type="float" office:value="28.99" calcext:value-type="float">
            <text:p>28.99</text:p>
          </table:table-cell>
          <table:table-cell table:style-name="Default" office:value-type="float" office:value="39.4" calcext:value-type="float">
            <text:p>3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</text:p>
          </table:table-cell>
          <table:table-cell office:value-type="float" office:value="28.97" calcext:value-type="float">
            <text:p>29.0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string" calcext:value-type="string">
            <text:p>NVME No prefetch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14" calcext:value-type="float">
            <text:p>30.14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24" calcext:value-type="float">
            <text:p>23.24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2.81" calcext:value-type="float">
            <text:p>12.8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8.2" calcext:value-type="float">
            <text:p>48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2.52" calcext:value-type="float">
            <text:p>12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49.4" calcext:value-type="float">
            <text:p>4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2.76" calcext:value-type="float">
            <text:p>12.8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NVME Full prefetch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.36" calcext:value-type="float">
            <text:p>45.36</text:p>
          </table:table-cell>
          <table:table-cell table:style-name="Default" office:value-type="float" office:value="28.1" calcext:value-type="float">
            <text:p>28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2G-3200-2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9</text:p>
          </table:table-cell>
          <table:table-cell office:value-type="float" office:value="46.01" calcext:value-type="float">
            <text:p>46.0</text:p>
          </table:table-cell>
          <table:table-cell office:value-type="float" office:value="28.5" calcext:value-type="float">
            <text:p>28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7.79" calcext:value-type="float">
            <text:p>47.7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32.3" calcext:value-type="float">
            <text:p>32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27.53" calcext:value-type="float">
            <text:p>27.53</text:p>
          </table:table-cell>
          <table:table-cell table:style-name="Default" office:value-type="float" office:value="36.8" calcext:value-type="float">
            <text:p>36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7" calcext:value-type="float">
            <text:p>4.17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35.4" calcext:value-type="float">
            <text:p>35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40.6" calcext:value-type="float">
            <text:p>40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4.17" calcext:value-type="float">
            <text:p>24.17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1</text:p>
          </table:table-cell>
          <table:table-cell office:value-type="float" office:value="25.47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47" calcext:value-type="float">
            <text:p>24.47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57" calcext:value-type="float">
            <text:p>23.57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5</text:p>
          </table:table-cell>
          <table:table-cell office:value-type="float" office:value="25.54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6.79" calcext:value-type="float">
            <text:p>26.79</text:p>
          </table:table-cell>
          <table:table-cell table:style-name="Default" office:value-type="float" office:value="42.8" calcext:value-type="float">
            <text:p>42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97" calcext:value-type="float">
            <text:p>19.97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48.9" calcext:value-type="float">
            <text:p>4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1.81" calcext:value-type="float">
            <text:p>11.81</text:p>
          </table:table-cell>
          <table:table-cell table:style-name="Default" office:value-type="float" office:value="49.9" calcext:value-type="float">
            <text:p>49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73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43.53" calcext:value-type="float">
            <text:p>43.53</text:p>
          </table:table-cell>
          <table:table-cell table:style-name="Default" office:value-type="float" office:value="30.3" calcext:value-type="float">
            <text:p>3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3200-22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</text:p>
          </table:table-cell>
          <table:table-cell office:value-type="float" office:value="44.97" calcext:value-type="float">
            <text:p>45.0</text:p>
          </table:table-cell>
          <table:table-cell office:value-type="float" office:value="28.9" calcext:value-type="float">
            <text:p>2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31.2" calcext:value-type="float">
            <text:p>31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6.5" calcext:value-type="float">
            <text:p>36.5</text:p>
          </table:table-cell>
          <table:table-cell table:style-name="Default" office:value-type="float" office:value="36.6" calcext:value-type="float">
            <text:p>36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35" calcext:value-type="float">
            <text:p>2.35</text:p>
          </table:table-cell>
          <table:table-cell table:style-name="Default" office:value-type="float" office:value="39.02" calcext:value-type="float">
            <text:p>39.02</text:p>
          </table:table-cell>
          <table:table-cell table:style-name="Default" office:value-type="float" office:value="34.1" calcext:value-type="float">
            <text:p>34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41.6" calcext:value-type="float">
            <text:p>41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23.39" calcext:value-type="float">
            <text:p>23.39</text:p>
          </table:table-cell>
          <table:table-cell table:style-name="Default" office:value-type="float" office:value="43.3" calcext:value-type="float">
            <text:p>43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7.15" calcext:value-type="float">
            <text:p>17.15</text:p>
          </table:table-cell>
          <table:table-cell table:style-name="Default" office:value-type="float" office:value="15.44" calcext:value-type="float">
            <text:p>15.44</text:p>
          </table:table-cell>
          <table:table-cell table:style-name="Default" office:value-type="float" office:value="36.9" calcext:value-type="float">
            <text:p>36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20.28" calcext:value-type="float">
            <text:p>20.28</text:p>
          </table:table-cell>
          <table:table-cell table:style-name="Default" office:value-type="float" office:value="39.8" calcext:value-type="float">
            <text:p>39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23.16" calcext:value-type="float">
            <text:p>23.16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5.63" calcext:value-type="float">
            <text:p>25.63</text:p>
          </table:table-cell>
          <table:table-cell table:style-name="Default" office:value-type="float" office:value="39.2" calcext:value-type="float">
            <text:p>3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26.93" calcext:value-type="float">
            <text:p>26.9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24.84" calcext:value-type="float">
            <text:p>24.84</text:p>
          </table:table-cell>
          <table:table-cell table:style-name="Default" office:value-type="float" office:value="39.1" calcext:value-type="float">
            <text:p>39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22.79" calcext:value-type="float">
            <text:p>22.79</text:p>
          </table:table-cell>
          <table:table-cell table:style-name="Default" office:value-type="float" office:value="41.7" calcext:value-type="float">
            <text:p>41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42.7" calcext:value-type="float">
            <text:p>4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</text:p>
          </table:table-cell>
          <table:table-cell office:value-type="float" office:value="23.46" calcext:value-type="float">
            <text:p>23.5</text:p>
          </table:table-cell>
          <table:table-cell office:value-type="float" office:value="41.8" calcext:value-type="float">
            <text:p>41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23.85" calcext:value-type="float">
            <text:p>23.85</text:p>
          </table:table-cell>
          <table:table-cell table:style-name="Default"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3.42" calcext:value-type="float">
            <text:p>23.42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38.4" calcext:value-type="float">
            <text:p>38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79" calcext:value-type="float">
            <text:p>20.79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27.63" calcext:value-type="float">
            <text:p>27.63</text:p>
          </table:table-cell>
          <table:table-cell table:style-name="Default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2.71" calcext:value-type="float">
            <text:p>22.7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22" calcext:value-type="float">
            <text:p>23.22</text:p>
          </table:table-cell>
          <table:table-cell table:style-name="Default" office:value-type="float" office:value="42.6" calcext:value-type="float">
            <text:p>42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9.39" calcext:value-type="float">
            <text:p>29.39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49" calcext:value-type="float">
            <text:p>23.49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97" calcext:value-type="float">
            <text:p>25.97</text:p>
          </table:table-cell>
          <table:table-cell table:style-name="Default" office:value-type="float" office:value="40.4" calcext:value-type="float">
            <text:p>40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5</text:p>
          </table:table-cell>
          <table:table-cell office:value-type="float" office:value="24.54" calcext:value-type="float">
            <text:p>24.5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49" calcext:value-type="float">
            <text:p>25.49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03" calcext:value-type="float">
            <text:p>19.03</text:p>
          </table:table-cell>
          <table:table-cell table:style-name="Default" office:value-type="float" office:value="47.5" calcext:value-type="float">
            <text:p>47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8" calcext:value-type="float">
            <text:p>11.58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7" calcext:value-type="float">
            <text:p>11.17</text:p>
          </table:table-cell>
          <table:table-cell table:style-name="Default" office:value-type="float" office:value="50.3" calcext:value-type="float">
            <text:p>50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1.29" calcext:value-type="float">
            <text:p>11.29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54" calcext:value-type="float">
            <text:p>11.54</text:p>
          </table:table-cell>
          <table:table-cell table:style-name="Default" office:value-type="float" office:value="50.1" calcext:value-type="float">
            <text:p>5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36" calcext:value-type="float">
            <text:p>11.4</text:p>
          </table:table-cell>
          <table:table-cell office:value-type="float" office:value="50.5" calcext:value-type="float">
            <text:p>50.5</text:p>
          </table:table-cell>
          <table:table-cell table:style-name="ce1" table:formula="of:=[.G82]/100" office:value-type="percentage" office:value="0.0004" calcext:value-type="percentage">
            <text:p>0.04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1" calcext:value-type="float">
            <text:p>4.81</text:p>
          </table:table-cell>
          <table:table-cell table:style-name="Default" office:value-type="float" office:value="44.01" calcext:value-type="float">
            <text:p>44.0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32G-3200-2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7</text:p>
          </table:table-cell>
          <table:table-cell office:value-type="float" office:value="44.32" calcext:value-type="float">
            <text:p>44.3</text:p>
          </table:table-cell>
          <table:table-cell office:value-type="float" office:value="29.4" calcext:value-type="float">
            <text:p>2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78" calcext:value-type="float">
            <text:p>46.78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4.8" calcext:value-type="float">
            <text:p>34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57" calcext:value-type="float">
            <text:p>4.57</text:p>
          </table:table-cell>
          <table:table-cell table:style-name="Default" office:value-type="float" office:value="26.23" calcext:value-type="float">
            <text:p>26.2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37.2" calcext:value-type="float">
            <text:p>37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23.65" calcext:value-type="float">
            <text:p>23.65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73" calcext:value-type="float">
            <text:p>2.73</text:p>
          </table:table-cell>
          <table:table-cell table:style-name="Default" office:value-type="float" office:value="25.64" calcext:value-type="float">
            <text:p>25.64</text:p>
          </table:table-cell>
          <table:table-cell table:style-name="Default" office:value-type="float" office:value="38.9" calcext:value-type="float">
            <text:p>38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22.44" calcext:value-type="float">
            <text:p>22.44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</text:p>
          </table:table-cell>
          <table:table-cell office:value-type="float" office:value="21.24" calcext:value-type="float">
            <text:p>21.2</text:p>
          </table:table-cell>
          <table:table-cell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20.56" calcext:value-type="float">
            <text:p>20.56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3.08" calcext:value-type="float">
            <text:p>23.08</text:p>
          </table:table-cell>
          <table:table-cell table:style-name="Default" office:value-type="float" office:value="42.4" calcext:value-type="float">
            <text:p>42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24.61" calcext:value-type="float">
            <text:p>24.6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</text:p>
          </table:table-cell>
          <table:table-cell office:value-type="float" office:value="42" calcext:value-type="float">
            <text:p>42.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93" calcext:value-type="float">
            <text:p>18.93</text:p>
          </table:table-cell>
          <table:table-cell table:style-name="Default" office:value-type="float" office:value="47.4" calcext:value-type="float">
            <text:p>47.4</text:p>
          </table:table-cell>
          <table:table-cell table:style-name="ce1" table:formula="of:=[.G98]/100" office:value-type="percentage" office:value="0.0004" calcext:value-type="percentage">
            <text:p>0.04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1.56" calcext:value-type="float">
            <text:p>11.56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19" calcext:value-type="float">
            <text:p>11.19</text:p>
          </table:table-cell>
          <table:table-cell table:style-name="Default" office:value-type="float" office:value="50" calcext:value-type="float">
            <text:p>50</text:p>
          </table:table-cell>
          <table:table-cell table:style-name="ce1" table:formula="of:=[.G101]/100" office:value-type="percentage" office:value="0.0008" calcext:value-type="percentage">
            <text:p>0.08%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37" calcext:value-type="float">
            <text:p>11.3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22" calcext:value-type="float">
            <text:p>11.22</text:p>
          </table:table-cell>
          <table:table-cell table:style-name="Default" office:value-type="float" office:value="49.8" calcext:value-type="float">
            <text:p>4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style-name="ce1" table:formula="of:=[.G104]/100" office:value-type="percentage" office:value="0.0004" calcext:value-type="percentage">
            <text:p>0.04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14" calcext:value-type="float">
            <text:p>5.14</text:p>
          </table:table-cell>
          <table:table-cell table:style-name="Default" office:value-type="float" office:value="43.91" calcext:value-type="float">
            <text:p>43.91</text:p>
          </table:table-cell>
          <table:table-cell table:style-name="Default" office:value-type="float" office:value="28.9" calcext:value-type="float">
            <text:p>28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1.53" calcext:value-type="float">
            <text:p>21.53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8" calcext:value-type="float">
            <text:p>3.48</text:p>
          </table:table-cell>
          <table:table-cell table:style-name="Default" office:value-type="float" office:value="24.41" calcext:value-type="float">
            <text:p>24.41</text:p>
          </table:table-cell>
          <table:table-cell table:style-name="Default" office:value-type="float" office:value="40.8" calcext:value-type="float">
            <text:p>4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64" calcext:value-type="float">
            <text:p>11.64</text:p>
          </table:table-cell>
          <table:table-cell table:style-name="Default" office:value-type="float" office:value="48.5" calcext:value-type="float">
            <text:p>48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2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41.79" calcext:value-type="float">
            <text:p>41.79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34" calcext:value-type="float">
            <text:p>23.34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9" calcext:value-type="float">
            <text:p>3.49</text:p>
          </table:table-cell>
          <table:table-cell table:style-name="Default" office:value-type="float" office:value="24.49" calcext:value-type="float">
            <text:p>24.4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06" calcext:value-type="float">
            <text:p>12.06</text:p>
          </table:table-cell>
          <table:table-cell table:style-name="Default" office:value-type="float" office:value="47.3" calcext:value-type="float">
            <text:p>47.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I104" table:display-filter-buttons="true">
          <table:filter>
            <table:filter-and>
              <table:filter-condition table:field-number="3" table:value="3.8" table:operator="="/>
              <table:filter-condition table:field-number="0" table:value="1:plain" table:operator="=">
                <table:filter-set-item table:value="1:plain"/>
                <table:filter-set-item table:value="5:full"/>
              </table:filter-condition>
              <table:filter-condition table:field-number="2" table:value="0" table:operator="=">
                <table:filter-set-item table:value="0"/>
                <table:filter-set-item table:value="4"/>
              </table:filter-condition>
              <table:filter-condition table:field-number="1" table:value="2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3:08:08.99524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3:50:22.037701182</dc:date>
    <meta:editing-duration>PT13M25S</meta:editing-duration>
    <meta:editing-cycles>5</meta:editing-cycles>
    <meta:generator>LibreOffice/6.4.7.2$Linux_X86_64 LibreOffice_project/40$Build-2</meta:generator>
    <meta:document-statistic meta:table-count="1" meta:cell-count="10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121">
      <style:chart-properties chart:display-label="true" chart:logarithmic="false" chart:minimum="0" chart:maximum="5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6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73c512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color="#729fcf" draw:fill="hatch" draw:fill-color="#5983b0" draw:fill-hatch-name="ChartHatch_20_1" draw:fill-image-name="ChartBitmap_20_1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color="#729fcf" draw:fill="hatch" draw:fill-color="#b4c7dc" draw:fill-hatch-name="ChartHatch_20_2" draw:fill-image-name="ChartBitmap_20_1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37cm" svg:height="17.243cm" xlink:href=".." xlink:type="simple" chart:class="chart:bar" chart:style-name="ch1">
        <chart:title svg:x="0.102cm" svg:y="0.464cm" chart:style-name="ch2">
          <text:p>Block/s, 4T</text:p>
        </chart:title>
        <chart:legend chart:legend-position="top" svg:x="3.493cm" svg:y="0.535cm" style:legend-expansion="custom" chartooo:width="24.261cm" chartooo:height="0.8cm" style:legend-expansion-aspect-ratio="30.32625" chart:style-name="ch3"/>
        <chart:plot-area chart:style-name="ch4" table:cell-range-address="test.K3:test.K23 test.E3:test.E3 test.I3:test.I104 test.E25:test.E25 test.E47:test.E47 test.E84:test.E84 test.E106:test.E106 test.I106:test.I109 test.E111:test.E111 test.I111:test.I114" chart:data-source-has-labels="both" svg:x="0.464cm" svg:y="1.644cm" svg:width="27.057cm" svg:height="15.006cm">
          <chartooo:coordinate-region svg:x="1.862cm" svg:y="1.962cm" svg:width="25.659cm" svg:height="13.803cm"/>
          <chart:axis chart:dimension="x" chart:name="primary-x" chart:style-name="ch5" chartooo:axis-type="auto">
            <chartooo:date-scale/>
            <chart:categories table:cell-range-address="test.K3:test.K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est.I3:test.I24" chart:label-cell-address="test.E3:test.E3" chart:class="chart:bar">
            <chart:data-point chart:repeated="4"/>
          </chart:series>
          <chart:series chart:attached-axis="primary-y" chart:style-name="ch10" chart:values-cell-range-address="test.I25:test.I46" chart:label-cell-address="test.E25:test.E25" chart:class="chart:bar">
            <chart:data-point chart:repeated="4"/>
          </chart:series>
          <chart:series chart:attached-axis="primary-y" chart:style-name="ch11" chart:values-cell-range-address="test.I47:test.I83" chart:label-cell-address="test.E47:test.E47" chart:class="chart:bar">
            <chart:data-point chart:repeated="4"/>
          </chart:series>
          <chart:series chart:attached-axis="primary-y" chart:style-name="ch12" chart:values-cell-range-address="test.I84:test.I104" chart:label-cell-address="test.E84:test.E84" chart:class="chart:bar">
            <chart:data-point chart:repeated="4"/>
          </chart:series>
          <chart:series chart:attached-axis="primary-y" chart:style-name="ch13" chart:values-cell-range-address="test.I106:test.I109" chart:label-cell-address="test.E106:test.E106" chart:class="chart:bar">
            <chart:data-point chart:repeated="4"/>
          </chart:series>
          <chart:series chart:attached-axis="primary-y" chart:style-name="ch14" chart:values-cell-range-address="test.I111:test.I114" chart:label-cell-address="test.E111:test.E11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G-3200-22</text:p>
                <draw:g>
                  <svg:desc>test.E3:test.E3</svg:desc>
                </draw:g>
              </table:table-cell>
              <table:table-cell office:value-type="string">
                <text:p>12G-3200-22</text:p>
                <draw:g>
                  <svg:desc>test.E25:test.E25</svg:desc>
                </draw:g>
              </table:table-cell>
              <table:table-cell office:value-type="string">
                <text:p>16G-3200-22</text:p>
                <draw:g>
                  <svg:desc>test.E47:test.E47</svg:desc>
                </draw:g>
              </table:table-cell>
              <table:table-cell office:value-type="string">
                <text:p>32G-3200-22</text:p>
                <draw:g>
                  <svg:desc>test.E84:test.E84</svg:desc>
                </draw:g>
              </table:table-cell>
              <table:table-cell office:value-type="string">
                <text:p>16G-2133-15</text:p>
                <draw:g>
                  <svg:desc>test.E106:test.E106</svg:desc>
                </draw:g>
              </table:table-cell>
              <table:table-cell office:value-type="string">
                <text:p>16G-2133-22</text:p>
                <draw:g>
                  <svg:desc>test.E111:test.E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TA No prefetch</text:p>
                <draw:g>
                  <svg:desc>test.K3:test.K23</svg:desc>
                </draw:g>
              </table:table-cell>
              <table:table-cell office:value-type="float" office:value="27.1">
                <text:p>27.1</text:p>
                <draw:g>
                  <svg:desc>test.I3:test.I24</svg:desc>
                </draw:g>
              </table:table-cell>
              <table:table-cell office:value-type="float" office:value="28.5">
                <text:p>28.5</text:p>
                <draw:g>
                  <svg:desc>test.I25:test.I46</svg:desc>
                </draw:g>
              </table:table-cell>
              <table:table-cell office:value-type="float" office:value="28.9">
                <text:p>28.9</text:p>
                <draw:g>
                  <svg:desc>test.I47:test.I83</svg:desc>
                </draw:g>
              </table:table-cell>
              <table:table-cell office:value-type="float" office:value="29.4">
                <text:p>29.4</text:p>
                <draw:g>
                  <svg:desc>test.I84:test.I104</svg:desc>
                </draw:g>
              </table:table-cell>
              <table:table-cell office:value-type="float" office:value="28.9">
                <text:p>28.9</text:p>
                <draw:g>
                  <svg:desc>test.I106:test.I109</svg:desc>
                </draw:g>
              </table:table-cell>
              <table:table-cell office:value-type="float" office:value="29.5">
                <text:p>29.5</text:p>
                <draw:g>
                  <svg:desc>test.I111:test.I114</svg:desc>
                </draw:g>
              </table:table-cell>
            </table:table-row>
            <table:table-row>
              <table:table-cell office:value-type="string">
                <text:p>SATA Full prefetch</text:p>
              </table:table-cell>
              <table:table-cell office:value-type="float" office:value="39.5">
                <text:p>39.5</text:p>
              </table:table-cell>
              <table:table-cell office:value-type="float" office:value="41.1">
                <text:p>41.1</text:p>
              </table:table-cell>
              <table:table-cell office:value-type="float" office:value="41.8">
                <text:p>41.8</text:p>
              </table:table-cell>
              <table:table-cell office:value-type="float" office:value="41.4">
                <text:p>41.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NVME No prefetch</text:p>
              </table:table-cell>
              <table:table-cell office:value-type="float" office:value="39.4">
                <text:p>39.4</text:p>
              </table:table-cell>
              <table:table-cell office:value-type="float" office:value="41.1">
                <text:p>41.1</text:p>
              </table:table-cell>
              <table:table-cell office:value-type="float" office:value="42.2">
                <text:p>42.2</text:p>
              </table:table-cell>
              <table:table-cell office:value-type="float" office:value="42">
                <text:p>42</text:p>
              </table:table-cell>
              <table:table-cell office:value-type="float" office:value="40.8">
                <text:p>4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VME Full prefetch</text:p>
              </table:table-cell>
              <table:table-cell office:value-type="float" office:value="49.4">
                <text:p>49.4</text:p>
              </table:table-cell>
              <table:table-cell office:value-type="float" office:value="50.2">
                <text:p>50.2</text:p>
              </table:table-cell>
              <table:table-cell office:value-type="float" office:value="50.5">
                <text:p>50.5</text:p>
              </table:table-cell>
              <table:table-cell office:value-type="float" office:value="50.6">
                <text:p>50.6</text:p>
              </table:table-cell>
              <table:table-cell office:value-type="float" office:value="48.5">
                <text:p>48.5</text:p>
              </table:table-cell>
              <table:table-cell office:value-type="float" office:value="47.3">
                <text:p>4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ChartHatch_20_1" draw:display-name="ChartHatch 1" draw:style="single" draw:color="#729fcf" draw:distance="0.051cm" draw:rotation="900"/>
    <draw:hatch draw:name="ChartHatch_20_2" draw:display-name="ChartHatch 2" draw:style="single" draw:color="#729fcf" draw:distance="0.102cm" draw:rotation="450"/>
    <draw:fill-image draw:name="ChartBitmap_20_1" draw:display-name="ChartBitmap 1" xlink:href="Pictures/10000000000000080000000887290CE3DD3DC842.png" xlink:type="simple" xlink:show="embed" xlink:actuate="onLoad"/>
    <draw:fill-image draw:name="ChartBitmap_20_10" draw:display-name="ChartBitmap 10" xlink:href="Pictures/100000000000000800000008EB101E9BB0BDB5C7.png" xlink:type="simple" xlink:show="embed" xlink:actuate="onLoad"/>
    <draw:fill-image draw:name="ChartBitmap_20_11" draw:display-name="ChartBitmap 11" xlink:href="Pictures/100000000000000800000008EB101E9BB0BDB5C7.png" xlink:type="simple" xlink:show="embed" xlink:actuate="onLoad"/>
    <draw:fill-image draw:name="ChartBitmap_20_12" draw:display-name="ChartBitmap 12" xlink:href="Pictures/1000000000000008000000087E6FD3C1D8C58AC2.png" xlink:type="simple" xlink:show="embed" xlink:actuate="onLoad"/>
    <draw:fill-image draw:name="ChartBitmap_20_13" draw:display-name="ChartBitmap 13" xlink:href="Pictures/10000000000000080000000894642C6FA7144733.png" xlink:type="simple" xlink:show="embed" xlink:actuate="onLoad"/>
    <draw:fill-image draw:name="ChartBitmap_20_2" draw:display-name="ChartBitmap 2" xlink:href="Pictures/10000000000000080000000853F6C41F1673997D.png" xlink:type="simple" xlink:show="embed" xlink:actuate="onLoad"/>
    <draw:fill-image draw:name="ChartBitmap_20_3" draw:display-name="ChartBitmap 3" xlink:href="Pictures/1000000000000008000000084731121D824C0DF1.png" xlink:type="simple" xlink:show="embed" xlink:actuate="onLoad"/>
    <draw:fill-image draw:name="ChartBitmap_20_4" draw:display-name="ChartBitmap 4" xlink:href="Pictures/100000000000000800000008977622DD0A168C32.png" xlink:type="simple" xlink:show="embed" xlink:actuate="onLoad"/>
    <draw:fill-image draw:name="ChartBitmap_20_5" draw:display-name="ChartBitmap 5" xlink:href="Pictures/1000000000000008000000080CFD274D70BEBD4B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94642C6FA7144733.png" xlink:type="simple" xlink:show="embed" xlink:actuate="onLoad"/>
    <draw:fill-image draw:name="ChartBitmap_20_8" draw:display-name="ChartBitmap 8" xlink:href="Pictures/1000000000000008000000087E6FD3C1D8C58AC2.png" xlink:type="simple" xlink:show="embed" xlink:actuate="onLoad"/>
    <draw:fill-image draw:name="ChartBitmap_20_9" draw:display-name="ChartBitmap 9" xlink:href="Pictures/1000000000000008000000080B9E1E1F190D3C6F.png" xlink:type="simple" xlink:show="embed" xlink:actuate="onLoad"/>
  </office:styles>
</office:document-styles>
</file>